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131db8"/>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1a6ba8"/>
    </style:style>
    <style:style style:name="P4" style:family="paragraph" style:parent-style-name="Standard">
      <style:paragraph-properties fo:margin-left="0in" fo:margin-right="0in" fo:text-align="start" style:justify-single-word="false" fo:orphans="2" fo:widows="2" fo:text-indent="0in" style:auto-text-indent="false"/>
      <style:text-properties officeooo:paragraph-rsid="00190ef1"/>
    </style:style>
    <style:style style:name="P5" style:family="paragraph" style:parent-style-name="Standard">
      <style:paragraph-properties fo:margin-left="0in" fo:margin-right="0in" fo:text-align="start" style:justify-single-word="false" fo:orphans="2" fo:widows="2" fo:text-indent="0in" style:auto-text-indent="false"/>
      <style:text-properties officeooo:paragraph-rsid="00201864"/>
    </style:style>
    <style:style style:name="P6" style:family="paragraph" style:parent-style-name="Standard">
      <style:paragraph-properties fo:margin-left="0in" fo:margin-right="0in" fo:text-align="start" style:justify-single-word="false" fo:orphans="2" fo:widows="2" fo:text-indent="0in" style:auto-text-indent="false"/>
      <style:text-properties officeooo:rsid="00003051" officeooo:paragraph-rsid="00003051"/>
    </style:style>
    <style:style style:name="P7" style:family="paragraph" style:parent-style-name="Standard">
      <style:paragraph-properties fo:margin-left="0in" fo:margin-right="0in" fo:text-align="start" style:justify-single-word="false" fo:orphans="2" fo:widows="2" fo:text-indent="0in" style:auto-text-indent="false"/>
      <style:text-properties officeooo:rsid="000137e3" officeooo:paragraph-rsid="000137e3"/>
    </style:style>
    <style:style style:name="P8" style:family="paragraph" style:parent-style-name="Standard">
      <style:paragraph-properties fo:margin-left="0in" fo:margin-right="0in" fo:text-align="start" style:justify-single-word="false" fo:orphans="2" fo:widows="2" fo:text-indent="0in" style:auto-text-indent="false"/>
      <style:text-properties officeooo:rsid="00036c5d" officeooo:paragraph-rsid="00036c5d"/>
    </style:style>
    <style:style style:name="P9" style:family="paragraph" style:parent-style-name="Standard">
      <style:paragraph-properties fo:margin-left="0in" fo:margin-right="0in" fo:text-align="start" style:justify-single-word="false" fo:orphans="2" fo:widows="2" fo:text-indent="0in" style:auto-text-indent="false"/>
      <style:text-properties officeooo:rsid="0004208e" officeooo:paragraph-rsid="0004208e"/>
    </style:style>
    <style:style style:name="P10" style:family="paragraph" style:parent-style-name="Standard">
      <style:paragraph-properties fo:margin-left="0in" fo:margin-right="0in" fo:text-align="start" style:justify-single-word="false" fo:orphans="2" fo:widows="2" fo:text-indent="0in" style:auto-text-indent="false"/>
      <style:text-properties officeooo:rsid="0006e464" officeooo:paragraph-rsid="0006e464"/>
    </style:style>
    <style:style style:name="P11" style:family="paragraph" style:parent-style-name="Standard">
      <style:paragraph-properties fo:margin-left="0in" fo:margin-right="0in" fo:text-align="start" style:justify-single-word="false" fo:orphans="2" fo:widows="2" fo:text-indent="0in" style:auto-text-indent="false"/>
      <style:text-properties officeooo:rsid="000c2e06" officeooo:paragraph-rsid="000c2e06"/>
    </style:style>
    <style:style style:name="P12" style:family="paragraph" style:parent-style-name="Standard">
      <style:paragraph-properties fo:margin-left="0in" fo:margin-right="0in" fo:text-align="start" style:justify-single-word="false" fo:orphans="2" fo:widows="2" fo:text-indent="0in" style:auto-text-indent="false"/>
      <style:text-properties officeooo:rsid="000e917d" officeooo:paragraph-rsid="000e917d"/>
    </style:style>
    <style:style style:name="P13" style:family="paragraph" style:parent-style-name="Standard">
      <style:paragraph-properties fo:margin-left="0in" fo:margin-right="0in" fo:text-align="start" style:justify-single-word="false" fo:orphans="2" fo:widows="2" fo:text-indent="0in" style:auto-text-indent="false"/>
      <style:text-properties officeooo:rsid="001718c0" officeooo:paragraph-rsid="001718c0"/>
    </style:style>
    <style:style style:name="P14" style:family="paragraph" style:parent-style-name="Standard">
      <style:paragraph-properties fo:margin-left="0in" fo:margin-right="0in" fo:text-align="start" style:justify-single-word="false" fo:orphans="2" fo:widows="2" fo:text-indent="0in" style:auto-text-indent="false"/>
      <style:text-properties officeooo:rsid="00190ef1" officeooo:paragraph-rsid="00190ef1"/>
    </style:style>
    <style:style style:name="P15" style:family="paragraph" style:parent-style-name="Standard">
      <style:paragraph-properties fo:margin-left="0in" fo:margin-right="0in" fo:text-align="start" style:justify-single-word="false" fo:orphans="2" fo:widows="2" fo:text-indent="0in" style:auto-text-indent="false"/>
      <style:text-properties officeooo:rsid="00190ef1" officeooo:paragraph-rsid="001ccb4e"/>
    </style:style>
    <style:style style:name="P16" style:family="paragraph" style:parent-style-name="Standard">
      <style:paragraph-properties fo:margin-left="0in" fo:margin-right="0in" fo:text-align="start" style:justify-single-word="false" fo:orphans="2" fo:widows="2" fo:text-indent="0in" style:auto-text-indent="false"/>
      <style:text-properties officeooo:rsid="00190ef1" officeooo:paragraph-rsid="00202fa7"/>
    </style:style>
    <style:style style:name="P17" style:family="paragraph" style:parent-style-name="Standard">
      <style:paragraph-properties fo:margin-left="0in" fo:margin-right="0in" fo:text-align="start" style:justify-single-word="false" fo:text-indent="0in" style:auto-text-indent="false"/>
    </style:style>
    <style:style style:name="T1" style:family="text">
      <style:text-properties fo:color="#000000" style:font-name="Consolas" fo:font-size="10pt" style:font-size-asian="10pt"/>
    </style:style>
    <style:style style:name="T2" style:family="text">
      <style:text-properties fo:color="#000000" style:font-name="Consolas" fo:font-size="10pt" officeooo:rsid="00036c5d" style:font-size-asian="10pt"/>
    </style:style>
    <style:style style:name="T3" style:family="text">
      <style:text-properties fo:color="#000000" style:font-name="Consolas" fo:font-size="10pt" officeooo:rsid="001a6ba8" style:font-size-asian="10pt"/>
    </style:style>
    <style:style style:name="T4" style:family="text">
      <style:text-properties officeooo:rsid="0006e464"/>
    </style:style>
    <style:style style:name="T5" style:family="text">
      <style:text-properties officeooo:rsid="000b8fbf"/>
    </style:style>
    <style:style style:name="T6" style:family="text">
      <style:text-properties officeooo:rsid="000c2e06"/>
    </style:style>
    <style:style style:name="T7" style:family="text">
      <style:text-properties officeooo:rsid="0010d060"/>
    </style:style>
    <style:style style:name="T8" style:family="text">
      <style:text-properties officeooo:rsid="00192953"/>
    </style:style>
    <style:style style:name="T9" style:family="text">
      <style:text-properties officeooo:rsid="001dbfe9"/>
    </style:style>
    <style:style style:name="T10" style:family="text">
      <style:text-properties officeooo:rsid="002018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on optimized results</text:p>
      <text:p text:style-name="P6"/>
      <text:p text:style-name="P6">#1</text:p>
      <text:p text:style-name="P6"><text:span text:style-name="T1">===neural network===</text:span></text:p>
      <text:p text:style-name="P17"><text:span text:style-name="T1">[0.93275488 0.93709328 0.93709328 0.95217391 0.95 <text:s text:c="6"/>0.92391304</text:span></text:p>
      <text:p text:style-name="P17"><text:span text:style-name="T1"><text:s/>0.96304348 0.93695652 0.89324619 0.87799564]</text:span></text:p>
      <text:p text:style-name="P17"><text:span text:style-name="T1">Mean: 0.9304270218257379</text:span></text:p>
      <text:p text:style-name="P17"><text:span text:style-name="T1">===svm===</text:span></text:p>
      <text:p text:style-name="P17"><text:span text:style-name="T1">[0.76572668 0.78091106 0.78091106 0.8173913 <text:s/>0.83043478 0.82173913</text:span></text:p>
      <text:p text:style-name="P17"><text:span text:style-name="T1"><text:s/>0.85434783 0.82173913 0.76906318 0.79520697]</text:span></text:p>
      <text:p text:style-name="P17"><text:span text:style-name="T1">Mean: 0.8037471133359922</text:span></text:p>
      <text:p text:style-name="P17"><text:span text:style-name="T1">===random forest===</text:span></text:p>
      <text:p text:style-name="P17"><text:span text:style-name="T1">[0.94143167 0.93492408 0.93275488 0.94565217 0.94782609 0.95434783</text:span></text:p>
      <text:p text:style-name="P17"><text:span text:style-name="T1"><text:s/>0.95 <text:s text:c="6"/>0.95 <text:s text:c="6"/>0.88671024 0.85620915]</text:span></text:p>
      <text:p text:style-name="P17"><text:span text:style-name="T1">Mean: 0.929985610600198</text:span></text:p>
      <text:p text:style-name="P17"><text:span text:style-name="T1">===decision tree===</text:span></text:p>
      <text:p text:style-name="P17"><text:span text:style-name="T1">[0.9175705 <text:s/>0.92624729 0.89804772 0.91521739 0.91956522 0.92608696</text:span></text:p>
      <text:p text:style-name="P17"><text:span text:style-name="T1"><text:s/>0.93913043 0.91304348 0.83006536 0.81045752]</text:span></text:p>
      <text:p text:style-name="P6"><text:span text:style-name="T1">Mean: 0.8995431863839253</text:span></text:p>
      <text:p text:style-name="P6"><text:span text:style-name="T1"/></text:p>
      <text:p text:style-name="P7"><text:span text:style-name="T1">#2</text:span></text:p>
      <text:p text:style-name="P7"><text:span text:style-name="T1">===neural network===</text:span></text:p>
      <text:p text:style-name="P17"><text:span text:style-name="T1">[0.93492408 0.94577007 0.93709328 0.94130435 0.95217391 0.93043478</text:span></text:p>
      <text:p text:style-name="P17"><text:span text:style-name="T1"><text:s/>0.95652174 0.94347826 0.88453159 0.86492375]</text:span></text:p>
      <text:p text:style-name="P17"><text:span text:style-name="T1">Mean: 0.9291155799823988</text:span></text:p>
      <text:p text:style-name="P17"><text:span text:style-name="T1">===svm===</text:span></text:p>
      <text:p text:style-name="P17"><text:span text:style-name="T1">[0.76572668 0.78091106 0.78091106 0.8173913 <text:s/>0.83043478 0.82173913</text:span></text:p>
      <text:p text:style-name="P17"><text:span text:style-name="T1"><text:s/>0.85434783 0.82173913 0.76906318 0.79520697]</text:span></text:p>
      <text:p text:style-name="P17"><text:span text:style-name="T1">Mean: 0.8037471133359922</text:span></text:p>
      <text:p text:style-name="P17"><text:span text:style-name="T1">===random forest===</text:span></text:p>
      <text:p text:style-name="P17"><text:span text:style-name="T1">[0.93275488 0.93492408 0.93492408 0.95 <text:s text:c="6"/>0.95217391 0.94347826</text:span></text:p>
      <text:p text:style-name="P17"><text:span text:style-name="T1"><text:s/>0.95652174 0.95652174 0.88671024 0.83877996]</text:span></text:p>
      <text:p text:style-name="P17"><text:span text:style-name="T1">Mean: 0.9286788885128701</text:span></text:p>
      <text:p text:style-name="P17"><text:span text:style-name="T1">===decision tree===</text:span></text:p>
      <text:p text:style-name="P17"><text:span text:style-name="T1">[0.9197397 <text:s/>0.93058568 0.89587852 0.91304348 0.91304348 0.9326087</text:span></text:p>
      <text:p text:style-name="P17"><text:span text:style-name="T1"><text:s/>0.93913043 0.91304348 0.84313725 0.82570806]</text:span></text:p>
      <text:p text:style-name="P7"><text:span text:style-name="T1">Mean: 0.9025918785676845</text:span></text:p>
      <text:p text:style-name="P7"><text:span text:style-name="T1"/></text:p>
      <text:p text:style-name="P7"><text:span text:style-name="T1">#3</text:span></text:p>
      <text:p text:style-name="P6"><text:span text:style-name="T1">===neural network===</text:span></text:p>
      <text:p text:style-name="P17"><text:span text:style-name="T1">[0.93492408 0.93058568 0.93926247 0.94130435 0.96086957 0.92826087</text:span></text:p>
      <text:p text:style-name="P17"><text:span text:style-name="T1"><text:s/>0.95434783 0.95434783 0.89106754 0.87145969]</text:span></text:p>
      <text:p text:style-name="P17"><text:span text:style-name="T1">Mean: 0.9306429902171395</text:span></text:p>
      <text:p text:style-name="P17"><text:span text:style-name="T1">===svm===</text:span></text:p>
      <text:p text:style-name="P17"><text:span text:style-name="T1">[0.76572668 0.78091106 0.78091106 0.8173913 <text:s/>0.83043478 0.82173913</text:span></text:p>
      <text:p text:style-name="P17"><text:span text:style-name="T1"><text:s/>0.85434783 0.82173913 0.76906318 0.79520697]</text:span></text:p>
      <text:p text:style-name="P17"><text:span text:style-name="T1">Mean: 0.8037471133359922</text:span></text:p>
      <text:p text:style-name="P17"><text:span text:style-name="T1">===random forest===</text:span></text:p>
      <text:p text:style-name="P17"><text:span text:style-name="T1">[0.93275488 0.93926247 0.93275488 0.93695652 0.95652174 0.94565217</text:span></text:p>
      <text:p text:style-name="P17"><text:span text:style-name="T1"><text:s/>0.95869565 0.95217391 0.91285403 0.8496732 ]</text:span></text:p>
      <text:p text:style-name="P17"><text:span text:style-name="T1">Mean: 0.9317299467388788</text:span></text:p>
      <text:p text:style-name="P17"><text:span text:style-name="T1">===decision tree===</text:span></text:p>
      <text:p text:style-name="P17"><text:span text:style-name="T1">[0.9154013 <text:s/>0.93058568 0.90672451 0.90869565 0.91304348 0.93043478</text:span></text:p>
      <text:p text:style-name="P17"><text:span text:style-name="T1"><text:s/>0.9326087 <text:s/>0.90652174 0.8583878 <text:s/>0.82135076]</text:span></text:p>
      <text:p text:style-name="P6"><text:span text:style-name="T1">Mean: 0.9023754406663793</text:span></text:p>
      <text:p text:style-name="P1"/>
      <text:p text:style-name="P8"/>
      <text:p text:style-name="P8"><text:soft-page-break/>Optimized Results</text:p>
      <text:p text:style-name="P8"/>
      <text:p text:style-name="P3"><text:span text:style-name="T3">#1</text:span></text:p>
      <text:p text:style-name="P3"><text:span text:style-name="T3">=</text:span><text:span text:style-name="T2">==neural network===</text:span></text:p>
      <text:p text:style-name="P17"><text:span text:style-name="T1">[0.93926247 0.94143167 0.94793926 0.95217391 0.96304348 0.93695652</text:span></text:p>
      <text:p text:style-name="P17"><text:span text:style-name="T1"><text:s/>0.95652174 0.95 <text:s text:c="6"/>0.88888889 0.87363834]</text:span></text:p>
      <text:p text:style-name="P17"><text:span text:style-name="T1">Mean: 0.9349856290929294</text:span></text:p>
      <text:p text:style-name="P17"><text:span text:style-name="T1">===svm===</text:span></text:p>
      <text:p text:style-name="P17"><text:span text:style-name="T1">[0.88720174 0.90455531 0.87852495 0.91521739 0.9 <text:s text:c="7"/>0.92826087</text:span></text:p>
      <text:p text:style-name="P17"><text:span text:style-name="T1"><text:s/>0.94565217 0.89565217 0.87145969 0.86492375]</text:span></text:p>
      <text:p text:style-name="P17"><text:span text:style-name="T1">Mean: 0.8991448046623052</text:span></text:p>
      <text:p text:style-name="P17"><text:span text:style-name="T1">===random forest===</text:span></text:p>
      <text:p text:style-name="P17"><text:span text:style-name="T1">[0.95661605 0.95010846 0.93275488 0.95217391 0.95652174 0.96086957</text:span></text:p>
      <text:p text:style-name="P17"><text:span text:style-name="T1"><text:s/>0.96956522 0.97391304 0.88453159 0.86056645]</text:span></text:p>
      <text:p text:style-name="P17"><text:span text:style-name="T1">Mean: 0.9397620910101283</text:span></text:p>
      <text:p text:style-name="P17"><text:span text:style-name="T1">===decision tree===</text:span></text:p>
      <text:p text:style-name="P17"><text:span text:style-name="T1">[0.94360087 0.9197397 <text:s/>0.90889371 0.9173913 <text:s/>0.9326087 <text:s/>0.93913043</text:span></text:p>
      <text:p text:style-name="P17"><text:span text:style-name="T1"><text:s/>0.93043478 0.94782609 0.89978214 0.84749455]</text:span></text:p>
      <text:p text:style-name="P8"><text:span text:style-name="T1">Mean: 0.9186902266119856</text:span></text:p>
      <text:p text:style-name="P8"><text:span text:style-name="T1"/></text:p>
      <text:p text:style-name="P3"><text:span text:style-name="T3">#2</text:span></text:p>
      <text:p text:style-name="P3"><text:span text:style-name="T2">===neural network===</text:span></text:p>
      <text:p text:style-name="P17"><text:span text:style-name="T1">[0.93709328 0.94793926 0.94143167 0.94782609 0.95869565 0.93478261</text:span></text:p>
      <text:p text:style-name="P17"><text:span text:style-name="T1"><text:s/>0.95434783 0.95 <text:s text:c="6"/>0.89324619 0.87799564]</text:span></text:p>
      <text:p text:style-name="P17"><text:span text:style-name="T1">Mean: 0.9343358212221352</text:span></text:p>
      <text:p text:style-name="P17"><text:span text:style-name="T1">===svm===</text:span></text:p>
      <text:p text:style-name="P17"><text:span text:style-name="T1">[0.88720174 0.90455531 0.87852495 0.91521739 0.9 <text:s text:c="7"/>0.92826087</text:span></text:p>
      <text:p text:style-name="P17"><text:span text:style-name="T1"><text:s/>0.94565217 0.89565217 0.87145969 0.86492375]</text:span></text:p>
      <text:p text:style-name="P17"><text:span text:style-name="T1">Mean: 0.8991448046623052</text:span></text:p>
      <text:p text:style-name="P17"><text:span text:style-name="T1">===random forest===</text:span></text:p>
      <text:p text:style-name="P17"><text:span text:style-name="T1">[0.95227766 0.95010846 0.93275488 0.95217391 0.95434783 0.95434783</text:span></text:p>
      <text:p text:style-name="P17"><text:span text:style-name="T1"><text:s/>0.96956522 0.97391304 0.88888889 0.86056645]</text:span></text:p>
      <text:p text:style-name="P17"><text:span text:style-name="T1">Mean: 0.9388944161608391</text:span></text:p>
      <text:p text:style-name="P17"><text:span text:style-name="T1">===decision tree===</text:span></text:p>
      <text:p text:style-name="P17"><text:span text:style-name="T1">[0.94143167 0.92190889 0.90889371 0.92608696 0.93695652 0.93913043</text:span></text:p>
      <text:p text:style-name="P17"><text:span text:style-name="T1"><text:s/>0.9326087 <text:s/>0.94565217 0.90196078 0.8453159 ]</text:span></text:p>
      <text:p text:style-name="P8"><text:span text:style-name="T1">Mean: 0.9199945744380725</text:span></text:p>
      <text:p text:style-name="P8"><text:span text:style-name="T1"/></text:p>
      <text:p text:style-name="P3"><text:span text:style-name="T3">#3</text:span></text:p>
      <text:p text:style-name="P3"><text:span text:style-name="T1">===neural network===</text:span></text:p>
      <text:p text:style-name="P17"><text:span text:style-name="T1">[0.93926247 0.94793926 0.94793926 0.94782609 0.96086957 0.93478261</text:span></text:p>
      <text:p text:style-name="P17"><text:span text:style-name="T1"><text:s/>0.96086957 0.95 <text:s text:c="6"/>0.90196078 0.88453159]</text:span></text:p>
      <text:p text:style-name="P17"><text:span text:style-name="T1">Mean: 0.9375981198645427</text:span></text:p>
      <text:p text:style-name="P17"><text:span text:style-name="T1">===svm===</text:span></text:p>
      <text:p text:style-name="P17"><text:span text:style-name="T1">[0.88720174 0.90455531 0.87852495 0.91521739 0.9 <text:s text:c="7"/>0.92826087</text:span></text:p>
      <text:p text:style-name="P17"><text:span text:style-name="T1"><text:s/>0.94565217 0.89565217 0.87145969 0.86492375]</text:span></text:p>
      <text:p text:style-name="P17"><text:span text:style-name="T1">Mean: 0.8991448046623052</text:span></text:p>
      <text:p text:style-name="P17"><text:span text:style-name="T1">===random forest===</text:span></text:p>
      <text:p text:style-name="P17"><text:span text:style-name="T1">[0.95227766 0.95227766 0.93275488 0.95217391 0.95869565 0.96086957</text:span></text:p>
      <text:p text:style-name="P17"><text:span text:style-name="T1"><text:s/>0.96956522 0.97391304 0.89542484 0.86056645]</text:span></text:p>
      <text:p text:style-name="P17"><text:span text:style-name="T1">Mean: 0.9408518871935163</text:span></text:p>
      <text:p text:style-name="P17"><text:span text:style-name="T1">===decision tree===</text:span></text:p>
      <text:p text:style-name="P17"><text:span text:style-name="T1">[0.95010846 0.9197397 <text:s/>0.90889371 0.91956522 0.93695652 0.94130435</text:span></text:p>
      <text:p text:style-name="P17"><text:span text:style-name="T1"><text:s/>0.92608696 0.94782609 0.89760349 0.84749455]</text:span></text:p>
      <text:p text:style-name="P1"><text:span text:style-name="T1">Mean: 0.9195579035160228</text:span></text:p>
      <text:p text:style-name="P2"/>
      <text:p text:style-name="P2"><text:soft-page-break/><text:span text:style-name="T6"><text:tab/>For testing, the first parameter will be tweaked and the other two are fixed until the highest scores are presented. Then the next two parameters will be changed in the same format. Then the first two parameters will be revisited to see if changes occur due to the third parameter. Each iteration will be run three times to confirm the higher scores. </text:span></text:p>
      <text:p text:style-name="P11"/>
      <text:p text:style-name="P9">Neural Network</text:p>
      <text:p text:style-name="P9"><text:tab/>For neural networks, the three parameters chosen are “<text:span text:style-name="T4">activation”, </text:span>“solver”, <text:span text:style-name="T4">and </text:span>“<text:span text:style-name="T4">alpha”. These parameters have been selected because of “activation” refers to the different functions used, “solver” is the different methods for the weight optimizations, and alpha is described as the “regularization term”. For “activation”, the default parameter, “relu”, barely edged out “tanh”. The “adam” option for the “solver” parameter, despite having an incremental increase in accuracy, also requires more time for convergence and results. Lastly, the “alpha” parameter causes a decrease in scores when increased to an extent. In general, the default float for <text:s/>“alpha”, 0.0001, provided good results. </text:span></text:p>
      <text:p text:style-name="P9"/>
      <text:p text:style-name="P9">SVM</text:p>
      <text:p text:style-name="P9"><text:tab/>The three parameters for SVM are <text:span text:style-name="T4">the “kernel”, “gamma”, “degree”. The “kernel has been chosen due to the different kernel types likely providing different results based on the dataset, “degree” values to test the “poly” option from “kernel”, and “gamma” for the coefficient values with different kernels. Since the “degree” is only applicable to when the “kernel” is “poly”, the tests using these two parameters were always much lower than the other “kernel” options. Surprisingly, when “gamma” is set to “scale”, the “rbf” option for the “kernel” provides the highest scores.</text:span></text:p>
      <text:p text:style-name="P9"/>
      <text:p text:style-name="P9">Random Forest</text:p>
      <text:p text:style-name="P10"><text:tab/>The parameters for random forest are “<text:span text:style-name="T5">n_estimators”, “criterion”, “max_depth”. “n_estimators” were chosen to define the “number of trees in the forest”. The “criterion” is based on either the Gini impurity of the information gain from the “entropy” option, and “max_depth” determines the furthest nodes the tree can expand to, and this distance can cause various resulting values. For “n_estimators”, the higher values generally provided higher scores until 3000, with longer run times and smaller increases. A good sweet spot seen was 1000 to 1500, with the most gain and least run times. The “gini” option for “criterion” provided a slight edge to greater scores. Due to “max_depth” being a limit to the expansion of the nodes, None, or no limit to the expansion, would obviously provide the best results. Tests with varying values prove this hypothesis. Values around 10 show very close values to None, and higher values would likely provide better scores. </text:span></text:p>
      <text:p text:style-name="P9"/>
      <text:p text:style-name="P9">Decision Tree</text:p>
      <text:p text:style-name="P9"><text:tab/>Regarding <text:span text:style-name="T4">the </text:span>decision tree <text:span text:style-name="T4">classifier</text:span>, the three parameters are “<text:span text:style-name="T6">criterion”, “splitter”, “max_depth”. The “criterion” and “max_depth” were chosen for the same reasons as the random forest classification, and the “splitter” is described as the way the nodes are split, which creates different trees and thus different results. In this case, “entropy” for “criterion” provided the greater results. The best “splitter” option is “best”, the “random” option decreased the results for both “entropy” and “gini” options. The parameter “max_depth” is described as the same for the random forest classification. Oddly, the highest scores were observed when the “max_depth” was at a value of 8. </text:span></text:p>
      <text:p text:style-name="P13"/>
      <text:p text:style-name="P12"/>
      <text:p text:style-name="P14"/>
      <text:p text:style-name="P14"/>
      <text:p text:style-name="P4"/>
      <text:p text:style-name="P4"/>
      <text:p text:style-name="P5"/>
      <text:p text:style-name="P5"><text:soft-page-break/><text:span text:style-name="T10">Since spam has a high complexity with multiple dimensions, the stochastic properties of neural networks and the averaging properties of the random forest likely lead to the better cross validation scores. Random forest is definitely an improvement over decision trees, despite the longer run times. While SVM can handle large dimensions, there was a definite improvement with neural networks. Again, there were time constraints using the neural networks. We can see the trend in that higher algorithm run times generally provided better results, but the faster methods were not far behind. Since speed is always an important factor, it’s easy to see why support vector machines and decision trees are used instead of their counterparts, but in this case, we did observe higher scores with the longer running algorithms.</text:span></text:p>
      <text:p text:style-name="P15"/>
      <text:p text:style-name="P16">Although the run times for some <text:span text:style-name="T8">algorithms increased, there was a noticeable increase in the 10-fold cross validation scores for all algorithms with parameter tweaks. </text:span>Based on multiple iterations, we see that <text:span text:style-name="T7">neural network</text:span> consistently has the best 10-fold cross validation scores, <text:span text:style-name="T7">with random forest coming in at a close second</text:span>. For this test, each algorithm is run with the most default parameters as possible, to provide an overview of scores that have not been optimized. This is another overview of the same algorithms, but with optimized parameters. <text:span text:style-name="T9">Once the parameters have been optimized,</text:span> we see <text:span text:style-name="T9">the random forest classification</text:span> <text:span text:style-name="T9">consistently </text:span>has the highest 10-fold cross validation scores. With these two results in mind, we see that without any parameter tweaking, <text:span text:style-name="T7">neural networks</text:span> provides the best scores. On the other hand, once the parameters are tweaked to optimize the scores, <text:span text:style-name="T9">the random forest</text:span> tops the sc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9:40:00.887000000</meta:creation-date>
    <dc:date>2018-11-09T23:15:43.410000000</dc:date>
    <meta:editing-duration>PT1H53M17S</meta:editing-duration>
    <meta:editing-cycles>26</meta:editing-cycles>
    <meta:generator>LibreOffice/6.1.0.3$Windows_X86_64 LibreOffice_project/efb621ed25068d70781dc026f7e9c5187a4decd1</meta:generator>
    <meta:document-statistic meta:table-count="0" meta:image-count="0" meta:object-count="0" meta:page-count="4" meta:paragraph-count="115" meta:word-count="1134" meta:character-count="8752" meta:non-whitespace-character-count="7623"/>
  </office:meta>
</office:document-meta>
</file>